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b5998" draw:textarea-horizontal-align="justify" draw:textarea-vertical-align="middle" draw:auto-grow-height="false" fo:min-height="20.816cm" fo:min-width="29.2cm"/>
    </style:style>
    <style:style style:name="gr2" style:family="graphic" style:parent-style-name="standard">
      <style:graphic-properties draw:fill-color="#5076c1" draw:textarea-horizontal-align="justify" draw:textarea-vertical-align="middle" draw:auto-grow-height="false" fo:min-height="4.734cm" fo:min-width="5.47cm"/>
    </style:style>
    <style:style style:name="gr3" style:family="graphic" style:parent-style-name="standard">
      <style:graphic-properties draw:fill-color="#5076c1" draw:textarea-horizontal-align="justify" draw:textarea-vertical-align="middle" draw:auto-grow-height="false" fo:min-height="3.845cm" fo:min-width="4.644cm"/>
    </style:style>
    <style:style style:name="gr4" style:family="graphic" style:parent-style-name="standard">
      <style:graphic-properties draw:fill-color="#3b5998" draw:textarea-horizontal-align="justify" draw:textarea-vertical-align="middle" draw:auto-grow-height="false" fo:min-height="2.956cm" fo:min-width="3.564cm"/>
    </style:style>
    <style:style style:name="P1" style:family="paragraph">
      <loext:graphic-properties draw:fill-color="#3b5998"/>
      <style:paragraph-properties fo:text-align="center"/>
    </style:style>
    <style:style style:name="P2" style:family="paragraph">
      <loext:graphic-properties draw:fill-color="#5076c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controls" svg:width="29.7cm" svg:height="21.066cm" svg:x="0cm" svg:y="-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11.938cm" svg:height="9.967cm" svg:x="17.764cm" svg:y="11.03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2" draw:layer="controls" svg:width="10.287cm" svg:height="8.189cm" svg:x="11.541cm" svg:y="12.81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controls" svg:width="8.128cm" svg:height="6.411cm" draw:transform="skewX (-0.0137881010907552) translate (12.595cm 14.58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01:35:12.259094814</meta:creation-date>
    <dc:date>2018-07-08T02:00:03.559291210</dc:date>
    <meta:editing-duration>PT14M32S</meta:editing-duration>
    <meta:editing-cycles>2</meta:editing-cycles>
    <meta:generator>LibreOffice/5.1.6.2$Linux_X86_64 LibreOffice_project/10m0$Build-2</meta:generator>
    <meta:document-statistic meta:object-count="4"/>
  </office:meta>
</office:document-meta>
</file>